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5.512cm"/>
    </style:style>
    <style:style style:name="co3" style:family="table-column">
      <style:table-column-properties fo:break-before="auto" style:column-width="3.321cm"/>
    </style:style>
    <style:style style:name="co4" style:family="table-column">
      <style:table-column-properties fo:break-before="auto" style:column-width="9.259cm"/>
    </style:style>
    <style:style style:name="co5" style:family="table-column">
      <style:table-column-properties fo:break-before="auto" style:column-width="8.169cm"/>
    </style:style>
    <style:style style:name="co6" style:family="table-column">
      <style:table-column-properties fo:break-before="auto" style:column-width="8.604cm"/>
    </style:style>
    <style:style style:name="co7" style:family="table-column">
      <style:table-column-properties fo:break-before="auto" style:column-width="22.62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727cm" fo:break-before="auto" style:use-optimal-row-height="true"/>
    </style:style>
    <style:style style:name="ro3" style:family="table-row">
      <style:table-row-properties style:row-height="7.479cm" fo:break-before="auto" style:use-optimal-row-height="true"/>
    </style:style>
    <style:style style:name="ro4" style:family="table-row">
      <style:table-row-properties style:row-height="5.115cm" fo:break-before="auto" style:use-optimal-row-height="true"/>
    </style:style>
    <style:style style:name="ro5" style:family="table-row">
      <style:table-row-properties style:row-height="4.198cm" fo:break-before="auto" style:use-optimal-row-height="false"/>
    </style:style>
    <style:style style:name="ro6" style:family="table-row">
      <style:table-row-properties style:row-height="3.916cm" fo:break-before="auto" style:use-optimal-row-height="false"/>
    </style:style>
    <style:style style:name="ro7" style:family="table-row">
      <style:table-row-properties style:row-height="3.6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style:style style:name="ce2" style:family="table-cell" style:parent-style-name="Default">
      <style:table-cell-properties style:vertical-align="top"/>
      <style:text-properties style:font-name="Liberation Sans"/>
    </style:style>
    <style:style style:name="ce3" style:family="table-cell" style:parent-style-name="Default">
      <style:table-cell-properties fo:background-color="#ffaa95" style:vertical-align="top"/>
      <style:text-properties style:font-name="Liberation Sans"/>
    </style:style>
    <style:style style:name="ce4" style:family="table-cell" style:parent-style-name="Default">
      <style:table-cell-properties style:vertical-align="top"/>
    </style:style>
    <style:style style:name="ce5" style:family="table-cell" style:parent-style-name="Default">
      <style:table-cell-properties fo:wrap-option="wrap" style:vertical-align="top"/>
      <style:text-properties style:font-name="Liberation Sans"/>
    </style:style>
    <style:style style:name="ce6" style:family="table-cell" style:parent-style-name="Default">
      <style:table-cell-properties fo:background-color="#ffaa95" fo:wrap-option="wrap" style:vertical-align="top"/>
      <style:text-properties style:font-name="Liberation Sans"/>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cm"/>
    </style:style>
    <style:style style:name="ce9" style:family="table-cell" style:parent-style-name="Default">
      <style:table-cell-properties fo:background-color="#ffaa95" fo:wrap-option="wrap" style:vertical-align="to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style-name="ce1" office:value-type="string" calcext:value-type="string">
            <text:p>Sr no.</text:p>
          </table:table-cell>
          <table:table-cell table:style-name="ce1" office:value-type="string" calcext:value-type="string">
            <text:p>Title of the Paper</text:p>
          </table:table-cell>
          <table:table-cell table:style-name="ce1" office:value-type="string" calcext:value-type="string">
            <text:p>Year of Publication</text:p>
          </table:table-cell>
          <table:table-cell table:style-name="ce1" office:value-type="string" calcext:value-type="string">
            <text:p>Work Done</text:p>
          </table:table-cell>
          <table:table-cell table:style-name="ce1" office:value-type="string" calcext:value-type="string">
            <text:p>Other Relevant details</text:p>
          </table:table-cell>
          <table:table-cell table:style-name="ce1" office:value-type="string" calcext:value-type="string">
            <text:p>Your opinions</text:p>
          </table:table-cell>
          <table:table-cell table:style-name="ce1" office:value-type="string" calcext:value-type="string">
            <text:p>Abstract</text:p>
          </table:table-cell>
          <table:table-cell table:style-name="Default" table:number-columns-repeated="1017"/>
        </table:table-row>
        <table:table-row table:style-name="ro2">
          <table:table-cell table:style-name="ce2" office:value-type="float" office:value="1" calcext:value-type="float">
            <text:p>1</text:p>
          </table:table-cell>
          <table:table-cell table:style-name="ce5" office:value-type="string" calcext:value-type="string">
            <text:p>A Novel Underwater Simultaneous Localization and Mapping Online Algorithm Based on Neural Network</text:p>
          </table:table-cell>
          <table:table-cell table:style-name="ce2" office:value-type="float" office:value="2019" calcext:value-type="float">
            <text:p>2019</text:p>
          </table:table-cell>
          <table:table-cell table:style-name="ce5" office:value-type="string" calcext:value-type="string">
            <text:p>SLAM process was done on Autonomous underwater Vehicles (AUVs) using acoustic magnetic beacons. The process was refined by machine learning, via a trained neural network.</text:p>
          </table:table-cell>
          <table:table-cell table:style-name="ce8" office:value-type="string" calcext:value-type="string">
            <text:p>It is hugely beneficial for underwater surveillance for navy/marine military</text:p>
          </table:table-cell>
          <table:table-cell table:style-name="ce5" office:value-type="string" calcext:value-type="string">
            <text:p>It has lower cost and much more robust that Visual SLAM approaches</text:p>
          </table:table-cell>
          <table:table-cell table:style-name="ce5" office:value-type="string" calcext:value-type="string">
            <text:p>The navigation and localization of autonomous underwater vehicles (AUVs) in seawater are of the utmost importance for scientific research, petroleum engineering, search and rescue, and military missions concerning the special environment of seawater. However, there is still no general method for AUVs navigation and localization, especially in the featureless seabed. The reported approaches to solving AUVs navigation and localization problems employ an expensive inertial navigation system (INS), with cumulative errors and dead reckoning, and a high-cost long baseline (LBL) in a featureless subsea. In this study, a simultaneous localization and mapping (AMB-SLAM) online algorithm, based on acoustic and magnetic beacons, was proposed. The AMB-SLAM online algorithm is based on multiple randomly distributed beacons of low-frequency magnetic fields and a single fixed acoustic beacon for location and mapping. The experimental results show that the performance of the AMB-SLAM online algorithm has a high robustness. The proposed approach (the AMB-SLAM online algorithm) provides a low-complexity, low-cost, and high-precision online solution to the AUVs navigation and localization problem in featureless seawater environments. The AMB-SLAM online solution could enable AUVs to autonomously explore or autonomously intervene in featureless seawater environments, which would enable AUVs to accomplish fully autonomous survey missions.</text:p>
          </table:table-cell>
          <table:table-cell table:number-columns-repeated="1017"/>
        </table:table-row>
        <table:table-row table:style-name="ro3">
          <table:table-cell table:style-name="ce2" office:value-type="float" office:value="2" calcext:value-type="float">
            <text:p>2</text:p>
          </table:table-cell>
          <table:table-cell table:style-name="ce5" office:value-type="string" calcext:value-type="string">
            <text:p>An Integrated GNSS/INS/LiDAR-SLAM Positioning Method for Highly Accurate Forest Stem Mapping</text:p>
          </table:table-cell>
          <table:table-cell table:style-name="ce2" office:value-type="float" office:value="2016" calcext:value-type="float">
            <text:p>2016</text:p>
          </table:table-cell>
          <table:table-cell table:style-name="ce5" office:value-type="string" calcext:value-type="string">
            <text:p>The paper aims to implement forest mapping. It incorporates Global Navigation Satellite Systems with Inertial Navigation System (GNSS/INS) for the mapping process. The errors are filtered via the Improved Maximum Likelihood Estimation (IMLE) </text:p>
          </table:table-cell>
          <table:table-cell table:style-name="ce7" office:value-type="string" calcext:value-type="string">
            <text:p>It is another requirement for the military to perform surveillance in areas that cannot be detected easily.</text:p>
          </table:table-cell>
          <table:table-cell table:style-name="ce5" office:value-type="string" calcext:value-type="string">
            <text:p>The costs of this approach is high but the accuracy is good enough, as it relies on Satellite communications</text:p>
          </table:table-cell>
          <table:table-cell table:style-name="ce5" office:value-type="string" calcext:value-type="string">
            <text:p>Forest mapping, one of the main components of performing a forest inventory, is an important driving force in the development of laser scanning. Mobile laser scanning (MLS), in which laser scanners are installed on moving platforms, has been studied as a convenient measurement method for forest mapping in the past several years. Positioning and attitude accuracies are important for forest mapping using MLS systems. Inertial Navigation Systems (INSs) and Global Navigation Satellite Systems (GNSSs) are typical and popular positioning and attitude sensors used in MLS systems. In forest environments, because of the loss of signal due to occlusion and severe multipath effects, the positioning accuracy of GNSS is severely degraded, and even that of GNSS/INS decreases considerably. Light Detection and Ranging (LiDAR)-based Simultaneous Localization and Mapping (SLAM) can achieve higher positioning accuracy in environments containing many features and is commonly implemented in GNSS-denied indoor environments. Forests are different from an indoor environment in that the GNSS signal is available to some extent in a forest. Although the positioning accuracy of GNSS/INS is reduced, estimates of heading angle and velocity can maintain high accurate even with fewer satellites. GNSS/INS and the LiDAR-based SLAM technique can be effectively integrated to form a sustainable, highly accurate positioning and mapping solution for use in forests without additional hardware costs. In this study, information such as heading angles and velocities extracted from a GNSS/INS is utilized to improve the positioning accuracy of the SLAM solution, and two information-aided SLAM methods are proposed. First, a heading angle-aided SLAM (H-aided SLAM) method is proposed that supplies the heading angle from GNSS/INS to SLAM. Field test results show that the horizontal positioning accuracy of an entire trajectory of 800 m is 0.13 m and is significantly improved (by 70%) compared to that of a traditional GNSS/INS; second, a more complex information added SLAM solution that utilizes both heading angle and velocity information simultaneously (HV-aided SLAM) is investigated. Experimental results show that the horizontal positioning accuracy can reach a level of six centimetres with the HV-aided SLAM, which is a significant improvement (by 86%). Thus, a more accurate forest map is obtained by the proposed integrated method.</text:p>
          </table:table-cell>
          <table:table-cell table:number-columns-repeated="1017"/>
        </table:table-row>
        <table:table-row table:style-name="ro4">
          <table:table-cell table:style-name="ce2" office:value-type="float" office:value="3" calcext:value-type="float">
            <text:p>3</text:p>
          </table:table-cell>
          <table:table-cell table:style-name="ce5" office:value-type="string" calcext:value-type="string">
            <text:p>A Fire Reconnaissance Robot Based on SLAM Position, Thermal Imaging Technologies, and AR Display</text:p>
          </table:table-cell>
          <table:table-cell table:style-name="ce2" office:value-type="float" office:value="2019" calcext:value-type="float">
            <text:p>2019</text:p>
          </table:table-cell>
          <table:table-cell table:style-name="ce7" office:value-type="string" calcext:value-type="string">
            <text:p>This approach is for a robot that can be used for rescue operations on case of indoor fire. It uses Visual SLAM (via Camera and Machine Learning) and Heat cameras to identify waypoints, Source of Fire, obstacles, etc.</text:p>
          </table:table-cell>
          <table:table-cell table:style-name="ce5" office:value-type="string" calcext:value-type="string">
            <text:p>Indoor routing is carried out dynamically by the robot. It Finds the Source of fire and trapped occupant location and sends the data seeking help</text:p>
          </table:table-cell>
          <table:table-cell table:style-name="ce5" office:value-type="string" calcext:value-type="string">
            <text:p>This Approach for SLAM is via Visual aids and Machine learning</text:p>
          </table:table-cell>
          <table:table-cell table:style-name="ce5" office:value-type="string" calcext:value-type="string">
            <text:p>Due to hot toxic smoke and unknown risks under fire conditions, detection and relevant reconnaissance are significant in avoiding casualties. A fire reconnaissance robot was therefore developed to assist in the problem by offering important fire information to fire fighters. The robot consists of three main systems, a display operating system, video surveillance, and mapping and positioning navigation. Augmented reality (AR) goggle technology with a display operating system was also developed to free fire fighters’ hands, which enables them to focus on rescuing processes and not system operation. Considering smoke disturbance, a thermal imaging video surveillance system was included to extract information from the complicated fire conditions. Meanwhile, a simultaneous localization and mapping (SLAM) technology was adopted to build the map, together with the help of a mapping and positioning navigation system. This can provide a real-time map under the rapidly changing fire conditions to guide the fire fighters to the fire sources or the trapped occupants. Based on our experiments, it was found that all the tested system components work quite well under the fire conditions, while the video surveillance system produces clear images under dense smoke and a high-temperature environment; SLAM shows a high accuracy with an average error of less than 3.43%; the positioning accuracy error is 0.31 m; and the maximum error for the navigation system is 3.48%. The developed fire reconnaissance robot can provide a practically important platform to improve fire rescue efficiency to reduce the fire casualties of fire fighters.</text:p>
          </table:table-cell>
          <table:table-cell table:number-columns-repeated="1017"/>
        </table:table-row>
        <table:table-row table:style-name="ro5">
          <table:table-cell table:style-name="ce3" office:value-type="float" office:value="4" calcext:value-type="float">
            <text:p>4</text:p>
          </table:table-cell>
          <table:table-cell table:style-name="ce6" office:value-type="string" calcext:value-type="string">
            <text:p>A portable, autonomous, urban reconnaissance robot</text:p>
          </table:table-cell>
          <table:table-cell table:style-name="ce3" office:value-type="float" office:value="2002" calcext:value-type="float">
            <text:p>2002</text:p>
          </table:table-cell>
          <table:table-cell table:style-name="ce3" table:number-columns-repeated="3"/>
          <table:table-cell table:style-name="ce9" office:value-type="string" calcext:value-type="string">
            <text:p>Portable mobile robots, in the size class of 20 kg or less, could be extremely valuable as autonomous reconnaissance platforms in urban hostage situations and disaster relief. We have developed a prototype urban robot on a novel chassis with articulated tracks that enable stair climbing and scrambling over rubble. Autonomous navigation capabilities of the robot include stereo vision-based obstacle avoidance, visual surveying to user-designated goals, and autonomous vision-guided stair climbing. The system was demonstrated in an urban reconnaissance mission scenario at Fort Sam Houston in October 1999. A two-axis scanning laser rangefinder has been developed and integrated into the robot for indoor mapping and position estimation. This paper describes the robot, its performance in field trials, and some of the technical challenges that remain to enable field able urban reconnaissance robots.</text:p>
          </table:table-cell>
          <table:table-cell table:number-columns-repeated="1017"/>
        </table:table-row>
        <table:table-row table:style-name="ro6">
          <table:table-cell table:style-name="ce3" office:value-type="float" office:value="5" calcext:value-type="float">
            <text:p>5</text:p>
          </table:table-cell>
          <table:table-cell table:style-name="ce6" office:value-type="string" calcext:value-type="string">
            <text:p>A SLAM based teleoperation and interface system for indoor environment reconnaissance in rescue activities</text:p>
          </table:table-cell>
          <table:table-cell table:style-name="ce3" office:value-type="float" office:value="2004" calcext:value-type="float">
            <text:p>2004</text:p>
          </table:table-cell>
          <table:table-cell table:style-name="ce3" table:number-columns-repeated="3"/>
          <table:table-cell table:style-name="ce9" office:value-type="string" calcext:value-type="string">
            <text:p>It is important and necessary to develop a teleoperated mobile robot to have reconnaissance operation inside of the extreme earthquake stricken building or underground town. The present authors aim at developing such a teleoperated mobile robot. In this paper, a prototype of the teleoperation and man-robot interface system is proposed. The teleoperated robot and the remote operation station is linked with wireless network and the operator can command the robot. One feature point of this system is to provide a live omni-directional panoramic view image and live map to the operator on the display of the remote operation station. The live map represents the floor plan of the moving environment and it is provided by SLAM technology with LRF scan data. It proves very effective to have combined use of the panoramic image and the live map. Experimental set up and integrated experiments are also reported in this paper.</text:p>
          </table:table-cell>
          <table:table-cell table:number-columns-repeated="1017"/>
        </table:table-row>
        <table:table-row table:style-name="ro7">
          <table:table-cell table:style-name="ce3" office:value-type="float" office:value="6" calcext:value-type="float">
            <text:p>6</text:p>
          </table:table-cell>
          <table:table-cell table:style-name="ce6" office:value-type="string" calcext:value-type="string">
            <text:p>A synergetic approach to indoor navigation and mapping for aerial reconnaissance and surveillance</text:p>
          </table:table-cell>
          <table:table-cell table:style-name="ce3" office:value-type="float" office:value="2017" calcext:value-type="float">
            <text:p>2017</text:p>
          </table:table-cell>
          <table:table-cell table:style-name="ce3" office:value-type="string" calcext:value-type="string">
            <text:p>This is an approach for visual air-recon by UAVs.</text:p>
          </table:table-cell>
          <table:table-cell table:style-name="ce3" table:number-columns-repeated="2"/>
          <table:table-cell table:style-name="ce6" office:value-type="string" calcext:value-type="string">
            <text:p>Unmanned Air Vehicles (UAVs) lend themselves to provide rescue forces with important information beyond their own field of vision. In this paper, we present a two-part yet synergetic navigation and mapping system for indoor reconnaissance and surveillance through aerial platforms. It faces inherent drawback of common Simultaneous Localization and Mapping (SLAM) approaches: map errors cannot be excluded and will directly afflict the positioning. With a flexible navigation filter and an efficient 2.5D mapping tool as centrepieces, our system facilitates appropriate mutual feedback of supporting information. That is map-based navigation aiding in terms of ego-motion estimation and improved mapping in terms of accuracy, robustness and efficiency. Hereby both modules remain independent in their basic function and are therefore guarded against overlapping errors. Finally, the system is validated by means of real experimental data and a first proof of suitability for application within autonomous exploration is given based on simulated flights.</text:p>
          </table:table-cell>
          <table:table-cell table:number-columns-repeated="1017"/>
        </table:table-row>
        <table:table-row table:style-name="ro1" table:number-rows-repeated="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1T09:57:12.336000000</meta:creation-date>
    <dc:date>2020-02-21T11:39:41.750000000</dc:date>
    <meta:editing-duration>PT8M37S</meta:editing-duration>
    <meta:editing-cycles>1</meta:editing-cycles>
    <meta:generator>LibreOffice/6.4.0.3$Windows_X86_64 LibreOffice_project/b0a288ab3d2d4774cb44b62f04d5d28733ac6df8</meta:generator>
    <meta:document-statistic meta:table-count="1" meta:cell-count="41" meta:object-count="0"/>
  </office:meta>
</office:document-meta>
</file>